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2010000012C0000012C563B0339.png"/>
  <manifest:file-entry manifest:media-type="image/png" manifest:full-path="Pictures/10000201000000F10000012B4FEE86E3.png"/>
  <manifest:file-entry manifest:media-type="image/png" manifest:full-path="Pictures/100002010000011A0000012DB020B9C6.png"/>
  <manifest:file-entry manifest:media-type="image/png" manifest:full-path="Pictures/100002010000012C000000DEA72EAF13.png"/>
  <manifest:file-entry manifest:media-type="image/png" manifest:full-path="Pictures/100002010000012C000000FAF90723C1.png"/>
  <manifest:file-entry manifest:media-type="image/png" manifest:full-path="Pictures/10000201000000EC000001419130F6A8.png"/>
  <manifest:file-entry manifest:media-type="image/png" manifest:full-path="Pictures/10000201000000A70000008075232A24.png"/>
  <manifest:file-entry manifest:media-type="image/png" manifest:full-path="Pictures/100002010000012C00000103DB421905.png"/>
  <manifest:file-entry manifest:media-type="image/png" manifest:full-path="Pictures/100002010000012C0000013D1FDE7A96.png"/>
  <manifest:file-entry manifest:media-type="image/png" manifest:full-path="Pictures/100002010000012C000001D7ADD12E59.png"/>
  <manifest:file-entry manifest:media-type="image/png" manifest:full-path="Pictures/100002010000012C000001411146F98B.png"/>
  <manifest:file-entry manifest:media-type="image/png" manifest:full-path="Pictures/100002010000018E0000004163EFCCC8.png"/>
  <manifest:file-entry manifest:media-type="image/png" manifest:full-path="Pictures/10000201000000F30000012C53982604.png"/>
  <manifest:file-entry manifest:media-type="image/png" manifest:full-path="Pictures/10000201000000C30000012CD5106B01.png"/>
  <manifest:file-entry manifest:media-type="image/png" manifest:full-path="Pictures/100002010000012C000001E3B129D666.png"/>
  <manifest:file-entry manifest:media-type="image/png" manifest:full-path="Pictures/10000201000000EF0000012D16E90C95.png"/>
  <manifest:file-entry manifest:media-type="image/png" manifest:full-path="Pictures/100002010000018F000000A0658CCE84.png"/>
  <manifest:file-entry manifest:media-type="image/png" manifest:full-path="Pictures/100002010000012C00000137F950BC9A.png"/>
  <manifest:file-entry manifest:media-type="image/png" manifest:full-path="Pictures/10000201000001290000012CB24B5A39.png"/>
  <manifest:file-entry manifest:media-type="image/png" manifest:full-path="Pictures/100002010000012C0000012781C4BA14.png"/>
  <manifest:file-entry manifest:media-type="image/png" manifest:full-path="Pictures/100002010000012C000000957435B66A.png"/>
  <manifest:file-entry manifest:media-type="image/png" manifest:full-path="Pictures/100002010000012C000000FA4A56FA19.png"/>
  <manifest:file-entry manifest:media-type="image/png" manifest:full-path="Pictures/10000201000000B40000012C8DCF35B3.png"/>
  <manifest:file-entry manifest:media-type="image/png" manifest:full-path="Pictures/100002010000012C000000FD1C07270E.png"/>
  <manifest:file-entry manifest:media-type="image/png" manifest:full-path="Pictures/100002010000017B000000B44DF1A250.png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content.xml"/>
  <manifest:file-entry manifest:media-type="text/xml" manifest:full-path="Object 1/setting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tex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923cm"/>
    </style:style>
    <style:style style:name="gr2" style:family="graphic" style:parent-style-name="standard">
      <style:graphic-properties draw:stroke="none" svg:stroke-color="#000000" draw:fill="none" draw:fill-color="#ffffff" fo:min-height="12.987cm"/>
    </style:style>
    <style:style style:name="gr3" style:family="graphic" style:parent-style-name="standard">
      <style:graphic-properties draw:ole-draw-aspect="1"/>
    </style:style>
    <style:style style:name="gr4" style:family="graphic" style:parent-style-name="standard">
      <style:graphic-properties draw:stroke="none" svg:stroke-width="0.026cm" svg:stroke-color="#000000" draw:fill="none" draw:fill-color="#ffffff" draw:opacity="100%" draw:auto-grow-height="false" fo:min-height="9.479cm" fo:min-width="16.226cm" fo:padding-top="0.102cm" fo:padding-bottom="0.102cm" fo:padding-left="0.102cm" fo:padding-right="0.102cm"/>
    </style:style>
    <style:style style:name="gr5" style:family="graphic" style:parent-style-name="standard">
      <style:graphic-properties draw:stroke="solid" svg:stroke-width="0.026cm" svg:stroke-color="#000000" draw:fill="none" draw:fill-color="#ffffff" draw:opacity="100%" draw:auto-grow-height="false" fo:min-height="2.338cm" fo:min-width="8.893cm" fo:padding-top="0.102cm" fo:padding-bottom="0.102cm" fo:padding-left="0.102cm" fo:padding-right="0.102cm"/>
    </style:style>
    <style:style style:name="gr6" style:family="graphic" style:parent-style-name="standard">
      <style:graphic-properties draw:stroke="solid" svg:stroke-width="0.026cm" svg:stroke-color="#000000" draw:fill="none" draw:fill-color="#ffffff" draw:opacity="100%" draw:textarea-vertical-align="middle" fo:min-height="3.35cm" fo:min-width="6.187cm" fo:padding-top="0.138cm" fo:padding-bottom="0.138cm" fo:padding-left="0.263cm" fo:padding-right="0.263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="none" draw:textarea-horizontal-align="center" draw:textarea-vertical-align="middle"/>
    </style:style>
    <style:style style:name="gr9" style:family="graphic" style:parent-style-name="standard">
      <style:graphic-properties draw:stroke="solid" svg:stroke-color="#000000" draw:fill="none" draw:fill-color="#ffffff" fo:min-height="0.677cm"/>
    </style:style>
    <style:style style:name="gr10" style:family="graphic" style:parent-style-name="standard">
      <style:graphic-properties draw:stroke="solid" svg:stroke-color="#000000" draw:fill="none" draw:fill-color="#ffffff" fo:min-height="0.933cm"/>
    </style:style>
    <style:style style:name="gr11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.296cm" fo:padding-top="0.125cm" fo:padding-bottom="0.125cm" fo:padding-left="0.25cm" fo:padding-right="0.25cm" draw:shadow="hidden" draw:shadow-offset-x="0.3cm" draw:shadow-offset-y="0.3cm" draw:shadow-color="#808080"/>
    </style:style>
    <style:style style:name="gr12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.296cm" fo:padding-top="0.125cm" fo:padding-bottom="0.125cm" fo:padding-left="0.25cm" fo:padding-right="0.25cm" draw:shadow="hidden" draw:shadow-offset-x="0.3cm" draw:shadow-offset-y="0.3cm" draw:shadow-color="#808080"/>
    </style:style>
    <style:style style:name="gr13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.296cm" fo:padding-top="0.125cm" fo:padding-bottom="0.125cm" fo:padding-left="0.25cm" fo:padding-right="0.25cm" draw:shadow="hidden" draw:shadow-offset-x="0.3cm" draw:shadow-offset-y="0.3cm" draw:shadow-color="#808080"/>
    </style:style>
    <style:style style:name="gr14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.296cm" fo:padding-top="0.125cm" fo:padding-bottom="0.125cm" fo:padding-left="0.25cm" fo:padding-right="0.25cm" draw:shadow="hidden" draw:shadow-offset-x="0.3cm" draw:shadow-offset-y="0.3cm" draw:shadow-color="#808080"/>
    </style:style>
    <style:style style:name="gr15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.296cm" fo:padding-top="0.125cm" fo:padding-bottom="0.125cm" fo:padding-left="0.25cm" fo:padding-right="0.25cm" draw:shadow="hidden" draw:shadow-offset-x="0.3cm" draw:shadow-offset-y="0.3cm" draw:shadow-color="#808080"/>
    </style:style>
    <style:style style:name="gr16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.296cm" fo:padding-top="0.125cm" fo:padding-bottom="0.125cm" fo:padding-left="0.25cm" fo:padding-right="0.25cm" draw:shadow="hidden" draw:shadow-offset-x="0.3cm" draw:shadow-offset-y="0.3cm" draw:shadow-color="#808080"/>
    </style:style>
    <style:style style:name="gr17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.296cm" fo:padding-top="0.125cm" fo:padding-bottom="0.125cm" fo:padding-left="0.25cm" fo:padding-right="0.25cm" draw:shadow="hidden" draw:shadow-offset-x="0.3cm" draw:shadow-offset-y="0.3cm" draw:shadow-color="#808080"/>
    </style:style>
    <style:style style:name="gr18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.296cm" fo:padding-top="0.125cm" fo:padding-bottom="0.125cm" fo:padding-left="0.25cm" fo:padding-right="0.25cm" draw:shadow="hidden" draw:shadow-offset-x="0.3cm" draw:shadow-offset-y="0.3cm" draw:shadow-color="#808080"/>
    </style:style>
    <style:style style:name="gr19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.296cm" fo:padding-top="0.125cm" fo:padding-bottom="0.125cm" fo:padding-left="0.25cm" fo:padding-right="0.25cm" draw:shadow="hidden" draw:shadow-offset-x="0.3cm" draw:shadow-offset-y="0.3cm" draw:shadow-color="#808080"/>
    </style:style>
    <style:style style:name="gr20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.296cm" fo:padding-top="0.125cm" fo:padding-bottom="0.125cm" fo:padding-left="0.25cm" fo:padding-right="0.25cm" draw:shadow="hidden" draw:shadow-offset-x="0.3cm" draw:shadow-offset-y="0.3cm" draw:shadow-color="#808080"/>
    </style:style>
    <style:style style:name="gr21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.296cm" fo:padding-top="0.125cm" fo:padding-bottom="0.125cm" fo:padding-left="0.25cm" fo:padding-right="0.25cm" draw:shadow="hidden" draw:shadow-offset-x="0.3cm" draw:shadow-offset-y="0.3cm" draw:shadow-color="#808080"/>
    </style:style>
    <style:style style:name="gr22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.296cm" fo:padding-top="0.125cm" fo:padding-bottom="0.125cm" fo:padding-left="0.25cm" fo:padding-right="0.25cm" draw:shadow="hidden" draw:shadow-offset-x="0.3cm" draw:shadow-offset-y="0.3cm" draw:shadow-color="#808080"/>
    </style:style>
    <style:style style:name="gr2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799cm, 0cm)" draw:image-opacity="100%" style:mirror="none"/>
    </style:style>
    <style:style style:name="gr24" style:family="graphic" style:parent-style-name="standard">
      <style:graphic-properties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5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.296cm" fo:padding-top="0.125cm" fo:padding-bottom="0.125cm" fo:padding-left="0.25cm" fo:padding-right="0.25cm" draw:shadow="hidden" draw:shadow-offset-x="0.3cm" draw:shadow-offset-y="0.3cm" draw:shadow-color="#808080"/>
    </style:style>
    <style:style style:name="gr26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.296cm" fo:padding-top="0.125cm" fo:padding-bottom="0.125cm" fo:padding-left="0.25cm" fo:padding-right="0.25cm" draw:shadow="hidden" draw:shadow-offset-x="0.3cm" draw:shadow-offset-y="0.3cm" draw:shadow-color="#808080"/>
    </style:style>
    <style:style style:name="gr27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.296cm" fo:padding-top="0.125cm" fo:padding-bottom="0.125cm" fo:padding-left="0.25cm" fo:padding-right="0.25cm" draw:shadow="hidden" draw:shadow-offset-x="0.3cm" draw:shadow-offset-y="0.3cm" draw:shadow-color="#808080"/>
    </style:style>
    <style:style style:name="gr28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.296cm" fo:padding-top="0.125cm" fo:padding-bottom="0.125cm" fo:padding-left="0.25cm" fo:padding-right="0.25cm" draw:shadow="hidden" draw:shadow-offset-x="0.3cm" draw:shadow-offset-y="0.3cm" draw:shadow-color="#808080"/>
    </style:style>
    <style:style style:name="gr29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.296cm" fo:padding-top="0.125cm" fo:padding-bottom="0.125cm" fo:padding-left="0.25cm" fo:padding-right="0.25cm" draw:shadow="hidden" draw:shadow-offset-x="0.3cm" draw:shadow-offset-y="0.3cm" draw:shadow-color="#808080"/>
    </style:style>
    <style:style style:name="gr30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.296cm" fo:padding-top="0.125cm" fo:padding-bottom="0.125cm" fo:padding-left="0.25cm" fo:padding-right="0.25cm" draw:shadow="hidden" draw:shadow-offset-x="0.3cm" draw:shadow-offset-y="0.3cm" draw:shadow-color="#808080"/>
    </style:style>
    <style:style style:name="gr31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.296cm" fo:padding-top="0.125cm" fo:padding-bottom="0.125cm" fo:padding-left="0.25cm" fo:padding-right="0.25cm" draw:shadow="hidden" draw:shadow-offset-x="0.3cm" draw:shadow-offset-y="0.3cm" draw:shadow-color="#808080"/>
    </style:style>
    <style:style style:name="gr32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.296cm" fo:padding-top="0.125cm" fo:padding-bottom="0.125cm" fo:padding-left="0.25cm" fo:padding-right="0.25cm" draw:shadow="hidden" draw:shadow-offset-x="0.3cm" draw:shadow-offset-y="0.3cm" draw:shadow-color="#808080"/>
    </style:style>
    <style:style style:name="gr33" style:family="graphic" style:parent-style-name="standard">
      <style:graphic-properties draw:stroke="none" svg:stroke-color="#000000" draw:fill="none" draw:fill-color="#ffffff" fo:min-height="2.044cm"/>
    </style:style>
    <style:style style:name="gr34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35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36" style:family="graphic" style:parent-style-name="standard">
      <style:graphic-properties draw:textarea-horizontal-align="center" draw:textarea-vertical-align="middle"/>
    </style:style>
    <style:style style:name="gr37" style:family="graphic" style:parent-style-name="standard">
      <style:graphic-properties draw:stroke="none" svg:stroke-color="#000000" draw:fill="none" draw:fill-color="#ffffff" fo:min-height="1.424cm"/>
    </style:style>
    <style:style style:name="gr38" style:family="graphic" style:parent-style-name="standard">
      <style:graphic-properties draw:stroke="none" svg:stroke-color="#000000" draw:fill="none" draw:fill-color="#ffffff" fo:min-height="2.362cm"/>
    </style:style>
    <style:style style:name="gr3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76cm)" draw:image-opacity="100%" style:mirror="none"/>
    </style:style>
    <style:style style:name="gr40" style:family="graphic" style:parent-style-name="standard">
      <style:graphic-properties svg:stroke-width="0.05cm" draw:marker-start-width="0.275cm" draw:marker-end-width="0.275cm" draw:fill="none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StayPuft" style:font-pitch="variable" fo:font-size="44pt" style:font-size-asian="44pt" style:font-size-complex="44pt"/>
    </style:style>
    <style:style style:name="P3" style:family="paragraph">
      <style:paragraph-properties fo:margin-left="0cm" fo:margin-right="0cm" fo:text-align="justify" fo:text-indent="0cm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text-properties fo:font-size="110pt" style:font-size-asian="110pt" style:font-size-complex="110pt"/>
    </style:style>
    <style:style style:name="P6" style:family="paragraph">
      <style:paragraph-properties fo:margin-left="0cm" fo:margin-right="0cm" fo:text-align="center" fo:text-indent="0cm"/>
      <style:text-properties fo:font-family="'Bitstream Vera Sans'" style:font-family-generic="swiss" style:font-pitch="variable" fo:font-style="italic" style:font-style-asian="italic" style:font-style-complex="italic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align="center" fo:text-indent="0cm"/>
      <style:text-properties fo:font-family="'AA cursive'" style:font-family-generic="script" style:font-pitch="variable" fo:font-size="20pt" style:font-size-asian="22pt" style:font-size-complex="22pt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style:paragraph-properties text:enable-numbering="false" fo:margin-left="0cm" fo:margin-right="0cm" fo:margin-top="0cm" fo:margin-bottom="0cm" fo:line-height="100%" fo:text-indent="0cm"/>
      <style:text-properties style:use-window-font-color="true" style:text-outline="false" style:text-line-through-style="none" fo:font-family="'AA cursive'" style:font-family-generic="script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11" style:family="paragraph">
      <style:paragraph-properties fo:margin-left="0cm" fo:margin-right="0cm" fo:margin-top="0cm" fo:margin-bottom="0cm" fo:line-height="100%" fo:text-align="end" fo:text-indent="0cm"/>
    </style:style>
    <style:style style:name="P12" style:family="paragraph">
      <style:paragraph-properties text:enable-numbering="false" fo:margin-left="0cm" fo:margin-right="0cm" fo:margin-top="0cm" fo:margin-bottom="0cm" fo:line-height="100%" fo:text-align="end" fo:text-indent="0cm"/>
      <style:text-properties style:use-window-font-color="true" style:text-outline="false" style:text-line-through-style="none" fo:font-family="'AA cursive'" style:font-family-generic="script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13" style:family="paragraph">
      <style:paragraph-properties fo:margin-left="0cm" fo:margin-right="0cm" fo:text-indent="0cm"/>
      <style:text-properties fo:font-family="'AA cursive ligne'" style:font-family-generic="script" style:font-pitch="variable" fo:font-size="32pt" style:font-size-asian="32pt" style:font-size-complex="32pt"/>
    </style:style>
    <style:style style:name="P14" style:family="paragraph">
      <style:paragraph-properties fo:margin-left="0cm" fo:margin-right="0cm" fo:text-indent="0cm"/>
      <style:text-properties fo:font-family="StayPuft" style:font-pitch="variable" fo:font-size="32pt" style:font-size-asian="32pt" style:font-size-complex="32pt"/>
    </style:style>
    <style:style style:name="P15" style:family="paragraph">
      <style:paragraph-properties fo:margin-left="0cm" fo:margin-right="0cm" fo:text-indent="0cm"/>
      <style:text-properties fo:font-family="'AA cursive'" style:font-family-generic="script" style:font-pitch="variable" fo:font-size="72pt" fo:font-weight="bold" style:font-size-asian="72pt" style:font-weight-asian="bold" style:font-size-complex="72pt" style:font-weight-complex="bold"/>
    </style:style>
    <style:style style:name="T1" style:family="text">
      <style:text-properties fo:font-family="StayPuft" style:font-pitch="variable" fo:font-size="32pt" style:font-size-asian="32pt" style:font-size-complex="32pt"/>
    </style:style>
    <style:style style:name="T2" style:family="text">
      <style:text-properties fo:font-family="StayPuft" style:font-pitch="variable" fo:font-size="36pt" style:font-size-asian="36pt" style:font-size-complex="36pt"/>
    </style:style>
    <style:style style:name="T3" style:family="text">
      <style:text-properties fo:font-family="StayPuft" style:font-pitch="variable" fo:font-size="60pt" style:font-size-asian="60pt" style:font-size-complex="60pt"/>
    </style:style>
    <style:style style:name="T4" style:family="text">
      <style:text-properties fo:font-family="'Bitstream Vera Sans'" style:font-family-generic="swiss" style:font-pitch="variable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5" style:family="text">
      <style:text-properties fo:font-family="'Bitstream Vera Sans'" style:font-family-generic="swiss" style:font-pitch="variable" fo:font-weight="bold" style:font-weight-asian="bold" style:font-weight-complex="bold"/>
    </style:style>
    <style:style style:name="T6" style:family="text">
      <style:text-properties fo:font-family="'Bitstream Vera Sans'" style:font-family-generic="swiss" style:font-pitch="variable" fo:font-size="12pt" style:font-size-asian="12pt" style:font-size-complex="12pt"/>
    </style:style>
    <style:style style:name="T7" style:family="text">
      <style:text-properties fo:font-family="'Bitstream Vera Sans'" style:font-family-generic="swiss" style:font-pitch="variable"/>
    </style:style>
    <style:style style:name="T8" style:family="text">
      <style:text-properties fo:color="#000000" fo:font-family="StayPuft" style:font-pitch="variable" fo:font-size="110pt" style:font-size-asian="110pt" style:font-size-complex="110pt"/>
    </style:style>
    <style:style style:name="T9" style:family="text">
      <style:text-properties fo:color="#000000" fo:font-family="'Bitstream Vera Sans'" style:font-family-generic="swiss" style:font-pitch="variable" fo:font-size="48pt" fo:font-weight="bold"/>
    </style:style>
    <style:style style:name="T10" style:family="text">
      <style:text-properties fo:color="#000000" fo:font-family="'Bitstream Vera Sans'" style:font-family-generic="swiss" style:font-pitch="variable" fo:font-size="32pt" fo:font-style="italic" style:font-style-asian="italic" style:font-style-complex="italic"/>
    </style:style>
    <style:style style:name="T11" style:family="text">
      <style:text-properties fo:font-family="'Bitstream Vera Sans'" style:font-family-generic="swiss" style:font-pitch="variable" fo:font-style="italic" style:font-style-asian="italic" style:font-style-complex="italic"/>
    </style:style>
    <style:style style:name="T12" style:family="text">
      <style:text-properties fo:font-family="'AA cursive'" style:font-family-generic="script" style:font-pitch="variable" fo:font-size="20pt" style:font-size-asian="22pt" style:font-size-complex="22pt"/>
    </style:style>
    <style:style style:name="T13" style:family="text">
      <style:text-properties style:use-window-font-color="true" style:text-outline="false" style:text-line-through-style="none" fo:font-family="'AA cursive'" style:font-family-generic="script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14" style:family="text">
      <style:text-properties fo:font-family="'AA cursive ligne'" style:font-family-generic="script" style:font-pitch="variable" fo:font-size="32pt" style:font-size-asian="32pt" style:font-size-complex="32pt"/>
    </style:style>
    <style:style style:name="T15" style:family="text">
      <style:text-properties fo:font-family="'AA cursive'" style:font-family-generic="script" style:font-pitch="variable" fo:font-size="72pt" fo:font-weight="bold" style:font-size-asian="72pt" style:font-weight-asian="bold" style:font-size-complex="7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2" draw:layer="layout" svg:width="19cm" svg:height="4.173cm" svg:x="1cm" svg:y="1cm">
          <draw:text-box>
            <text:p text:style-name="P1"><text:span text:style-name="T1">Atelier</text:span><text:span text:style-name="T2"> </text:span><text:span text:style-name="T3">Bons Mots</text:span><text:span text:style-name="T2"> <text:s/>niveau 2</text:span></text:p>
          </draw:text-box>
        </draw:frame>
        <draw:frame draw:style-name="gr2" draw:text-style-name="P1" draw:layer="layout" svg:width="19cm" svg:height="13.237cm" svg:x="1cm" svg:y="7.03cm">
          <draw:text-box>
            <text:p text:style-name="P1"><text:span text:style-name="T4">Introduction</text:span></text:p>
            <text:p text:style-name="P1"><text:span text:style-name="T5">1- Utilisation</text:span></text:p>
            <text:p text:style-name="P3"><text:span text:style-name="T6">Cet atelier fait partie de la série « Bons Mots ».</text:span></text:p>
            <text:p text:style-name="P1"><text:span text:style-name="T7"/></text:p>
            <text:p text:style-name="P1"><text:span text:style-name="T5">2- Licence</text:span></text:p>
            <text:p text:style-name="P3"><text:span text:style-name="T6">Cette création est mise à disposition selon le Contrat Paternité-Pas d'Utilisation Commerciale 2.0 France disponible en ligne http://creativecommons.org/licenses/by-nc/2.0/fr/ ou par courrier postal à Creative Commons, 171 Second Street, Suite 300, San Francisco, California 94105, USA.</text:span></text:p>
            <text:p text:style-name="P3"><text:span text:style-name="T6"/></text:p>
            <text:p text:style-name="P3"><text:span text:style-name="T6">En bref, vous pouvez photocopier, redistribuer, modifier ce document comme bon vous semble tant que vous ne le commercialisez pas et que vous citez explicitement ce document dans vos sources.</text:span></text:p>
            <text:p text:style-name="P3"><text:span text:style-name="T6"/></text:p>
            <text:p text:style-name="P1"><text:span text:style-name="T5">3- Historique</text:span></text:p>
          </draw:text-box>
        </draw:frame>
        <draw:frame draw:style-name="gr3" draw:layer="layout" svg:width="18.875cm" svg:height="2.973cm" svg:x="1.261cm" svg:y="16.367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  <draw:page draw:name="page2" draw:style-name="dp1" draw:master-page-name="Standard">
        <office:forms form:automatic-focus="false" form:apply-design-mode="false"/>
        <draw:frame draw:style-name="gr4" draw:text-style-name="P5" draw:layer="layout" svg:width="19cm" svg:height="7.644cm" svg:x="1cm" svg:y="1.202cm">
          <draw:text-box>
            <text:p text:style-name="P4"><text:span text:style-name="T8">Bons Mots</text:span></text:p>
          </draw:text-box>
        </draw:frame>
        <draw:frame draw:style-name="gr5" draw:layer="layout" svg:width="10.033cm" svg:height="2.201cm" svg:x="9.966cm" svg:y="10.046cm">
          <draw:text-box>
            <text:p text:style-name="P1"><text:span text:style-name="T9">Niveau : 2</text:span> </text:p>
          </draw:text-box>
        </draw:frame>
        <draw:rect draw:style-name="gr6" draw:text-style-name="P6" draw:layer="layout" svg:width="6.687cm" svg:height="3.6cm" svg:x="1cm" svg:y="8.627cm">
          <text:p text:style-name="P4"><text:span text:style-name="T10">Atelier</text:span><text:span text:style-name="T11"> </text:span></text:p>
          <text:p text:style-name="P4"><text:span text:style-name="T10">français</text:span><text:span text:style-name="T11"> </text:span></text:p>
        </draw:rect>
        <draw:frame draw:style-name="gr7" draw:text-style-name="P7" draw:layer="layout" svg:width="1.982cm" svg:height="1.652cm" svg:x="17.827cm" svg:y="26.914cm">
          <draw:image xlink:href="Pictures/100002010000012C000000FAF90723C1.png" xlink:type="simple" xlink:show="embed" xlink:actuate="onLoad">
            <text:p/>
          </draw:image>
        </draw:frame>
        <draw:rect draw:style-name="gr8" draw:text-style-name="P7" draw:layer="layout" svg:width="2.441cm" svg:height="1.967cm" svg:x="17.559cm" svg:y="26.733cm">
          <text:p/>
        </draw:rect>
        <draw:g>
          <draw:frame draw:style-name="gr9" draw:text-style-name="P8" draw:layer="layout" svg:width="8.66cm" svg:height="1.487cm" draw:transform="rotate (-0.110304808726041) translate (2.282cm 16.983cm)">
            <draw:text-box>
              <text:p text:style-name="P4"><text:span text:style-name="T12">╪</text:span><text:span text:style-name="T12">ar</text:span></text:p>
            </draw:text-box>
          </draw:frame>
          <draw:frame draw:style-name="gr10" draw:text-style-name="P8" draw:layer="layout" svg:width="8.66cm" svg:height="1.487cm" draw:transform="rotate (-0.110304808726041) translate (2.118cm 18.461cm)">
            <draw:text-box>
              <text:p text:style-name="P4"><text:span text:style-name="T12">arbre</text:span></text:p>
            </draw:text-box>
          </draw:frame>
          <draw:frame draw:style-name="gr10" draw:text-style-name="P8" draw:layer="layout" svg:width="8.66cm" svg:height="1.487cm" draw:transform="rotate (-0.110304808726041) translate (1.954cm 19.939cm)">
            <draw:text-box>
              <text:p text:style-name="P4"><text:span text:style-name="T12">╱</text:span><text:span text:style-name="T12">gloo</text:span></text:p>
            </draw:text-box>
          </draw:frame>
          <draw:frame draw:style-name="gr10" draw:text-style-name="P8" draw:layer="layout" svg:width="8.66cm" svg:height="1.487cm" draw:transform="rotate (-0.110304808726041) translate (1.791cm 21.417cm)">
            <draw:text-box>
              <text:p text:style-name="P4"><text:span text:style-name="T12">╢</text:span></text:p>
            </draw:text-box>
          </draw:frame>
        </draw:g>
        <draw:frame draw:style-name="gr7" draw:text-style-name="P7" draw:layer="layout" svg:width="3.19cm" svg:height="4.909cm" svg:x="2.276cm" svg:y="16.256cm">
          <draw:image xlink:href="Pictures/10000201000000C30000012CD5106B01.png" xlink:type="simple" xlink:show="embed" xlink:actuate="onLoad">
            <text:p/>
          </draw:image>
        </draw:frame>
        <draw:g>
          <draw:frame draw:style-name="gr9" draw:text-style-name="P8" draw:layer="layout" svg:width="8.66cm" svg:height="1.487cm" draw:transform="rotate (0.283441470523879) translate (7.593cm 21.668cm)">
            <draw:text-box>
              <text:p text:style-name="P4"><text:span text:style-name="T12">chien</text:span></text:p>
            </draw:text-box>
          </draw:frame>
          <draw:frame draw:style-name="gr10" draw:text-style-name="P8" draw:layer="layout" svg:width="8.66cm" svg:height="1.487cm" draw:transform="rotate (0.283441470523879) translate (8.009cm 23.095cm)">
            <draw:text-box>
              <text:p text:style-name="P4"><text:span text:style-name="T12">chat</text:span></text:p>
            </draw:text-box>
          </draw:frame>
          <draw:frame draw:style-name="gr10" draw:text-style-name="P8" draw:layer="layout" svg:width="8.66cm" svg:height="1.487cm" draw:transform="rotate (0.283441470523879) translate (8.425cm 24.523cm)">
            <draw:text-box>
              <text:p text:style-name="P4"><text:span text:style-name="T12">╮</text:span><text:span text:style-name="T12">apper</text:span></text:p>
            </draw:text-box>
          </draw:frame>
          <draw:frame draw:style-name="gr10" draw:text-style-name="P8" draw:layer="layout" svg:width="8.66cm" svg:height="1.487cm" draw:transform="rotate (0.283441470523879) translate (8.841cm 25.951cm)">
            <draw:text-box>
              <text:p text:style-name="P4"><text:span text:style-name="T12">chateau</text:span></text:p>
            </draw:text-box>
          </draw:frame>
        </draw:g>
        <draw:frame draw:style-name="gr7" draw:text-style-name="P7" draw:layer="layout" svg:width="6.186cm" svg:height="8.414cm" svg:x="7.422cm" svg:y="16.311cm">
          <draw:image xlink:href="Pictures/10000201000000EC000001419130F6A8.png" xlink:type="simple" xlink:show="embed" xlink:actuate="onLoad">
            <text:p/>
          </draw:image>
        </draw:frame>
        <draw:frame draw:style-name="gr7" draw:text-style-name="P7" draw:layer="layout" svg:width="7.102cm" svg:height="2.847cm" draw:transform="rotate (-0.205076187109334) translate (13.047cm 17.399cm)">
          <draw:image xlink:href="Pictures/100002010000018F000000A0658CCE84.png" xlink:type="simple" xlink:show="embed" xlink:actuate="onLoad">
            <text:p/>
          </draw:image>
        </draw:frame>
      </draw:page>
      <draw:page draw:name="page3" draw:style-name="dp1" draw:master-page-name="Standard">
        <office:forms form:automatic-focus="false" form:apply-design-mode="false"/>
        <draw:g>
          <draw:frame draw:style-name="gr9" draw:text-style-name="P8" draw:layer="layout" svg:width="8.66cm" svg:height="1.487cm" svg:x="1cm" svg:y="8.178cm">
            <draw:text-box>
              <text:p text:style-name="P4"><text:span text:style-name="T12">╩</text:span><text:span text:style-name="T12">a mer</text:span></text:p>
            </draw:text-box>
          </draw:frame>
          <draw:frame draw:style-name="gr10" draw:text-style-name="P8" draw:layer="layout" svg:width="8.66cm" svg:height="1.487cm" svg:x="1cm" svg:y="9.665cm">
            <draw:text-box>
              <text:p text:style-name="P4"><text:span text:style-name="T12">╩</text:span><text:span text:style-name="T12">a ╫usée</text:span></text:p>
            </draw:text-box>
          </draw:frame>
          <draw:frame draw:style-name="gr10" draw:text-style-name="P8" draw:layer="layout" svg:width="8.66cm" svg:height="1.487cm" svg:x="1cm" svg:y="11.152cm">
            <draw:text-box>
              <text:p text:style-name="P4"><text:span text:style-name="T12">╩</text:span><text:span text:style-name="T12">e ╫╔r</text:span></text:p>
            </draw:text-box>
          </draw:frame>
          <draw:frame draw:style-name="gr10" draw:text-style-name="P8" draw:layer="layout" svg:width="8.66cm" svg:height="1.487cm" svg:x="1cm" svg:y="12.639cm">
            <draw:text-box>
              <text:p text:style-name="P4"><text:span text:style-name="T12">╩</text:span><text:span text:style-name="T12">a vague</text:span></text:p>
            </draw:text-box>
          </draw:frame>
        </draw:g>
        <draw:g>
          <draw:frame draw:style-name="gr9" draw:text-style-name="P8" draw:layer="layout" svg:width="8.66cm" svg:height="1.487cm" svg:x="11.34cm" svg:y="8.178cm">
            <draw:text-box>
              <text:p text:style-name="P4"><text:span text:style-name="T12">╩</text:span><text:span text:style-name="T12">a tarte</text:span></text:p>
            </draw:text-box>
          </draw:frame>
          <draw:frame draw:style-name="gr10" draw:text-style-name="P8" draw:layer="layout" svg:width="8.66cm" svg:height="1.487cm" svg:x="11.34cm" svg:y="9.665cm">
            <draw:text-box>
              <text:p text:style-name="P4"><text:span text:style-name="T12">╩</text:span><text:span text:style-name="T12">e t║t</text:span></text:p>
            </draw:text-box>
          </draw:frame>
          <draw:frame draw:style-name="gr10" draw:text-style-name="P8" draw:layer="layout" svg:width="8.66cm" svg:height="1.487cm" svg:x="11.34cm" svg:y="11.152cm">
            <draw:text-box>
              <text:p text:style-name="P4"><text:span text:style-name="T12">╩</text:span><text:span text:style-name="T12">a dame</text:span></text:p>
            </draw:text-box>
          </draw:frame>
          <draw:frame draw:style-name="gr10" draw:text-style-name="P8" draw:layer="layout" svg:width="8.66cm" svg:height="1.487cm" svg:x="11.34cm" svg:y="12.639cm">
            <draw:text-box>
              <text:p text:style-name="P4"><text:span text:style-name="T12">╩</text:span><text:span text:style-name="T12">a t║tue</text:span></text:p>
            </draw:text-box>
          </draw:frame>
        </draw:g>
        <draw:g>
          <draw:frame draw:style-name="gr9" draw:text-style-name="P8" draw:layer="layout" svg:width="8.66cm" svg:height="1.487cm" svg:x="1cm" svg:y="22.752cm">
            <draw:text-box>
              <text:p text:style-name="P4"><text:span text:style-name="T12">╩</text:span><text:span text:style-name="T12">a ╠erpe</text:span></text:p>
            </draw:text-box>
          </draw:frame>
          <draw:frame draw:style-name="gr10" draw:text-style-name="P8" draw:layer="layout" svg:width="8.66cm" svg:height="1.487cm" svg:x="1cm" svg:y="24.239cm">
            <draw:text-box>
              <text:p text:style-name="P4"><text:span text:style-name="T12">╩</text:span><text:span text:style-name="T12">e ╠inge</text:span></text:p>
            </draw:text-box>
          </draw:frame>
          <draw:frame draw:style-name="gr10" draw:text-style-name="P8" draw:layer="layout" svg:width="8.66cm" svg:height="1.487cm" svg:x="1cm" svg:y="25.726cm">
            <draw:text-box>
              <text:p text:style-name="P4"><text:span text:style-name="T12">╩</text:span><text:span text:style-name="T12">e ╠erpent</text:span></text:p>
            </draw:text-box>
          </draw:frame>
          <draw:frame draw:style-name="gr10" draw:text-style-name="P8" draw:layer="layout" svg:width="8.66cm" svg:height="1.487cm" svg:x="1cm" svg:y="27.213cm">
            <draw:text-box>
              <text:p text:style-name="P4"><text:span text:style-name="T12">╩</text:span><text:span text:style-name="T12">e zèbre</text:span></text:p>
            </draw:text-box>
          </draw:frame>
        </draw:g>
        <draw:g>
          <draw:frame draw:style-name="gr9" draw:text-style-name="P8" draw:layer="layout" svg:width="8.66cm" svg:height="1.487cm" svg:x="11.34cm" svg:y="22.752cm">
            <draw:text-box>
              <text:p text:style-name="P4"><text:span text:style-name="T12">╩</text:span><text:span text:style-name="T12">e coch═</text:span></text:p>
            </draw:text-box>
          </draw:frame>
          <draw:frame draw:style-name="gr10" draw:text-style-name="P8" draw:layer="layout" svg:width="8.66cm" svg:height="1.487cm" svg:x="11.34cm" svg:y="24.239cm">
            <draw:text-box>
              <text:p text:style-name="P4"><text:span text:style-name="T12">╩</text:span><text:span text:style-name="T12">a c╔che</text:span></text:p>
            </draw:text-box>
          </draw:frame>
          <draw:frame draw:style-name="gr10" draw:text-style-name="P8" draw:layer="layout" svg:width="8.66cm" svg:height="1.487cm" svg:x="11.34cm" svg:y="25.726cm">
            <draw:text-box>
              <text:p text:style-name="P4"><text:span text:style-name="T12">╩</text:span><text:span text:style-name="T12">e ╭ang╔r╔</text:span></text:p>
            </draw:text-box>
          </draw:frame>
          <draw:frame draw:style-name="gr10" draw:text-style-name="P8" draw:layer="layout" svg:width="8.66cm" svg:height="1.487cm" svg:x="11.34cm" svg:y="27.213cm">
            <draw:text-box>
              <text:p text:style-name="P4"><text:span text:style-name="T12">╩</text:span><text:span text:style-name="T12">e ╠erpent</text:span></text:p>
            </draw:text-box>
          </draw:frame>
        </draw:g>
        <draw:frame draw:style-name="gr7" draw:text-style-name="P7" draw:layer="layout" svg:width="6.52cm" svg:height="6.52cm" svg:x="2.096cm" svg:y="1.444cm">
          <draw:image xlink:href="Pictures/100002010000012C0000012C563B0339.png" xlink:type="simple" xlink:show="embed" xlink:actuate="onLoad">
            <text:p/>
          </draw:image>
        </draw:frame>
        <draw:frame draw:style-name="gr7" draw:text-style-name="P7" draw:layer="layout" svg:width="4.642cm" svg:height="7.474cm" svg:x="3.09cm" svg:y="15.114cm">
          <draw:image xlink:href="Pictures/100002010000012C000001E3B129D666.png" xlink:type="simple" xlink:show="embed" xlink:actuate="onLoad">
            <text:p/>
          </draw:image>
        </draw:frame>
        <draw:frame draw:style-name="gr7" draw:text-style-name="P7" draw:layer="layout" svg:width="7.014cm" svg:height="5.189cm" svg:x="12.092cm" svg:y="2.163cm">
          <draw:image xlink:href="Pictures/100002010000012C000000DEA72EAF13.png" xlink:type="simple" xlink:show="embed" xlink:actuate="onLoad">
            <text:p/>
          </draw:image>
        </draw:frame>
        <draw:frame draw:style-name="gr7" draw:text-style-name="P7" draw:layer="layout" svg:width="7.064cm" svg:height="5.886cm" svg:x="12.16cm" svg:y="16.115cm">
          <draw:image xlink:href="Pictures/100002010000012C000000FA4A56FA19.png" xlink:type="simple" xlink:show="embed" xlink:actuate="onLoad">
            <text:p/>
          </draw:image>
        </draw:frame>
        <draw:frame draw:style-name="gr11" draw:text-style-name="P10" draw:layer="layout" svg:width="1.237cm" svg:height="1.546cm" svg:x="1cm" svg:y="1.031cm">
          <draw:text-box>
            <text:p text:style-name="P9"><text:span text:style-name="T13">1</text:span></text:p>
          </draw:text-box>
        </draw:frame>
        <draw:frame draw:style-name="gr12" draw:text-style-name="P10" draw:layer="layout" svg:width="1.237cm" svg:height="1.546cm" svg:x="1cm" svg:y="14.672cm">
          <draw:text-box>
            <text:p text:style-name="P9"><text:span text:style-name="T13">3</text:span></text:p>
          </draw:text-box>
        </draw:frame>
        <draw:frame draw:style-name="gr13" draw:text-style-name="P12" draw:layer="layout" svg:width="1.237cm" svg:height="1.546cm" svg:x="18.763cm" svg:y="1cm">
          <draw:text-box>
            <text:p text:style-name="P11"><text:span text:style-name="T13">2</text:span></text:p>
          </draw:text-box>
        </draw:frame>
        <draw:frame draw:style-name="gr14" draw:text-style-name="P12" draw:layer="layout" svg:width="1.237cm" svg:height="1.546cm" svg:x="18.763cm" svg:y="14.672cm">
          <draw:text-box>
            <text:p text:style-name="P11"><text:span text:style-name="T13">4</text:span></text:p>
          </draw:text-box>
        </draw:frame>
      </draw:page>
      <draw:page draw:name="page4" draw:style-name="dp1" draw:master-page-name="Standard">
        <office:forms form:automatic-focus="false" form:apply-design-mode="false"/>
        <draw:g>
          <draw:frame draw:style-name="gr9" draw:text-style-name="P8" draw:layer="layout" svg:width="8.66cm" svg:height="1.487cm" svg:x="1cm" svg:y="8.178cm">
            <draw:text-box>
              <text:p text:style-name="P4"><text:span text:style-name="T12">un damier</text:span></text:p>
            </draw:text-box>
          </draw:frame>
          <draw:frame draw:style-name="gr10" draw:text-style-name="P8" draw:layer="layout" svg:width="8.66cm" svg:height="1.487cm" svg:x="1cm" svg:y="9.665cm">
            <draw:text-box>
              <text:p text:style-name="P4"><text:span text:style-name="T12">un ╪alai</text:span></text:p>
            </draw:text-box>
          </draw:frame>
          <draw:frame draw:style-name="gr10" draw:text-style-name="P8" draw:layer="layout" svg:width="8.66cm" svg:height="1.487cm" svg:x="1cm" svg:y="11.152cm">
            <draw:text-box>
              <text:p text:style-name="P4"><text:span text:style-name="T12">une ╪aleine</text:span></text:p>
            </draw:text-box>
          </draw:frame>
          <draw:frame draw:style-name="gr10" draw:text-style-name="P8" draw:layer="layout" svg:width="8.66cm" svg:height="1.487cm" svg:x="1cm" svg:y="12.639cm">
            <draw:text-box>
              <text:p text:style-name="P4"><text:span text:style-name="T12">un ╪u╝</text:span></text:p>
            </draw:text-box>
          </draw:frame>
        </draw:g>
        <draw:g>
          <draw:frame draw:style-name="gr9" draw:text-style-name="P8" draw:layer="layout" svg:width="8.66cm" svg:height="1.487cm" svg:x="11.34cm" svg:y="8.178cm">
            <draw:text-box>
              <text:p text:style-name="P4"><text:span text:style-name="T12">une moto</text:span></text:p>
            </draw:text-box>
          </draw:frame>
          <draw:frame draw:style-name="gr10" draw:text-style-name="P8" draw:layer="layout" svg:width="8.66cm" svg:height="1.487cm" svg:x="11.34cm" svg:y="9.665cm">
            <draw:text-box>
              <text:p text:style-name="P4"><text:span text:style-name="T12">une malle</text:span></text:p>
            </draw:text-box>
          </draw:frame>
          <draw:frame draw:style-name="gr10" draw:text-style-name="P8" draw:layer="layout" svg:width="8.66cm" svg:height="1.487cm" svg:x="11.34cm" svg:y="11.152cm">
            <draw:text-box>
              <text:p text:style-name="P4"><text:span text:style-name="T12">un mot</text:span></text:p>
            </draw:text-box>
          </draw:frame>
          <draw:frame draw:style-name="gr10" draw:text-style-name="P8" draw:layer="layout" svg:width="8.66cm" svg:height="1.487cm" svg:x="11.34cm" svg:y="12.639cm">
            <draw:text-box>
              <text:p text:style-name="P4"><text:span text:style-name="T12">une mine</text:span></text:p>
            </draw:text-box>
          </draw:frame>
        </draw:g>
        <draw:g>
          <draw:frame draw:style-name="gr9" draw:text-style-name="P8" draw:layer="layout" svg:width="8.66cm" svg:height="1.487cm" svg:x="1cm" svg:y="22.752cm">
            <draw:text-box>
              <text:p text:style-name="P4"><text:span text:style-name="T12">un ╠inge</text:span></text:p>
            </draw:text-box>
          </draw:frame>
          <draw:frame draw:style-name="gr10" draw:text-style-name="P8" draw:layer="layout" svg:width="8.66cm" svg:height="1.487cm" svg:x="1cm" svg:y="24.239cm">
            <draw:text-box>
              <text:p text:style-name="P4"><text:span text:style-name="T12">une ╠alle</text:span></text:p>
            </draw:text-box>
          </draw:frame>
          <draw:frame draw:style-name="gr10" draw:text-style-name="P8" draw:layer="layout" svg:width="8.66cm" svg:height="1.487cm" svg:x="1cm" svg:y="25.726cm">
            <draw:text-box>
              <text:p text:style-name="P4"><text:span text:style-name="T12">un ╠║t</text:span></text:p>
            </draw:text-box>
          </draw:frame>
          <draw:frame draw:style-name="gr10" draw:text-style-name="P8" draw:layer="layout" svg:width="8.66cm" svg:height="1.487cm" svg:x="1cm" svg:y="27.213cm">
            <draw:text-box>
              <text:p text:style-name="P4"><text:span text:style-name="T12">un ╠apin</text:span></text:p>
            </draw:text-box>
          </draw:frame>
        </draw:g>
        <draw:g>
          <draw:frame draw:style-name="gr9" draw:text-style-name="P8" draw:layer="layout" svg:width="8.66cm" svg:height="1.487cm" svg:x="11.34cm" svg:y="22.752cm">
            <draw:text-box>
              <text:p text:style-name="P4"><text:span text:style-name="T12">un allume-gaz</text:span></text:p>
            </draw:text-box>
          </draw:frame>
          <draw:frame draw:style-name="gr10" draw:text-style-name="P8" draw:layer="layout" svg:width="8.66cm" svg:height="1.487cm" svg:x="11.34cm" svg:y="24.239cm">
            <draw:text-box>
              <text:p text:style-name="P4"><text:span text:style-name="T12">une ╩amelle</text:span></text:p>
            </draw:text-box>
          </draw:frame>
          <draw:frame draw:style-name="gr10" draw:text-style-name="P8" draw:layer="layout" svg:width="8.66cm" svg:height="1.487cm" svg:x="11.34cm" svg:y="25.726cm">
            <draw:text-box>
              <text:p text:style-name="P4"><text:span text:style-name="T12">une allumette</text:span></text:p>
            </draw:text-box>
          </draw:frame>
          <draw:frame draw:style-name="gr10" draw:text-style-name="P8" draw:layer="layout" svg:width="8.66cm" svg:height="1.487cm" svg:x="11.34cm" svg:y="27.213cm">
            <draw:text-box>
              <text:p text:style-name="P4"><text:span text:style-name="T12">une ╩unette</text:span></text:p>
            </draw:text-box>
          </draw:frame>
        </draw:g>
        <draw:frame draw:style-name="gr7" draw:text-style-name="P7" draw:layer="layout" svg:width="6.187cm" svg:height="6.603cm" svg:x="2.163cm" svg:y="1.304cm">
          <draw:image xlink:href="Pictures/100002010000011A0000012DB020B9C6.png" xlink:type="simple" xlink:show="embed" xlink:actuate="onLoad">
            <text:p/>
          </draw:image>
        </draw:frame>
        <draw:frame draw:style-name="gr7" draw:text-style-name="P7" draw:layer="layout" svg:width="5.845cm" svg:height="7.253cm" svg:x="2.436cm" svg:y="15.267cm">
          <draw:image xlink:href="Pictures/10000201000000F10000012B4FEE86E3.png" xlink:type="simple" xlink:show="embed" xlink:actuate="onLoad">
            <text:p/>
          </draw:image>
        </draw:frame>
        <draw:frame draw:style-name="gr7" draw:text-style-name="P7" draw:layer="layout" svg:width="6.257cm" svg:height="6.485cm" svg:x="12.539cm" svg:y="15.706cm">
          <draw:image xlink:href="Pictures/100002010000012C00000137F950BC9A.png" xlink:type="simple" xlink:show="embed" xlink:actuate="onLoad">
            <text:p/>
          </draw:image>
        </draw:frame>
        <draw:frame draw:style-name="gr7" draw:text-style-name="P7" draw:layer="layout" svg:width="6.634cm" svg:height="6.523cm" svg:x="12.093cm" svg:y="1.274cm">
          <draw:image xlink:href="Pictures/100002010000012C0000012781C4BA14.png" xlink:type="simple" xlink:show="embed" xlink:actuate="onLoad">
            <text:p/>
          </draw:image>
        </draw:frame>
        <draw:frame draw:style-name="gr15" draw:text-style-name="P10" draw:layer="layout" svg:width="1.237cm" svg:height="1.546cm" svg:x="1cm" svg:y="1.031cm">
          <draw:text-box>
            <text:p text:style-name="P9"><text:span text:style-name="T13">5</text:span></text:p>
          </draw:text-box>
        </draw:frame>
        <draw:frame draw:style-name="gr16" draw:text-style-name="P10" draw:layer="layout" svg:width="1.237cm" svg:height="1.546cm" svg:x="1cm" svg:y="14.672cm">
          <draw:text-box>
            <text:p text:style-name="P9"><text:span text:style-name="T13">7</text:span></text:p>
          </draw:text-box>
        </draw:frame>
        <draw:frame draw:style-name="gr17" draw:text-style-name="P12" draw:layer="layout" svg:width="1.237cm" svg:height="1.546cm" svg:x="18.763cm" svg:y="1cm">
          <draw:text-box>
            <text:p text:style-name="P11"><text:span text:style-name="T13">6</text:span></text:p>
          </draw:text-box>
        </draw:frame>
        <draw:frame draw:style-name="gr18" draw:text-style-name="P12" draw:layer="layout" svg:width="1.237cm" svg:height="1.546cm" svg:x="18.763cm" svg:y="14.672cm">
          <draw:text-box>
            <text:p text:style-name="P11"><text:span text:style-name="T13">8</text:span></text:p>
          </draw:text-box>
        </draw:frame>
      </draw:page>
      <draw:page draw:name="page5" draw:style-name="dp1" draw:master-page-name="Standard">
        <office:forms form:automatic-focus="false" form:apply-design-mode="false"/>
        <draw:g>
          <draw:frame draw:style-name="gr9" draw:text-style-name="P8" draw:layer="layout" svg:width="8.66cm" svg:height="1.487cm" svg:x="1cm" svg:y="8.178cm">
            <draw:text-box>
              <text:p text:style-name="P4"><text:span text:style-name="T12">╩</text:span><text:span text:style-name="T12">a tarte</text:span></text:p>
            </draw:text-box>
          </draw:frame>
          <draw:frame draw:style-name="gr10" draw:text-style-name="P8" draw:layer="layout" svg:width="8.66cm" svg:height="1.487cm" svg:x="1cm" svg:y="9.665cm">
            <draw:text-box>
              <text:p text:style-name="P4"><text:span text:style-name="T12">une t╔r</text:span></text:p>
            </draw:text-box>
          </draw:frame>
          <draw:frame draw:style-name="gr10" draw:text-style-name="P8" draw:layer="layout" svg:width="8.66cm" svg:height="1.487cm" svg:x="1cm" svg:y="11.152cm">
            <draw:text-box>
              <text:p text:style-name="P4"><text:span text:style-name="T12">une t═gue</text:span></text:p>
            </draw:text-box>
          </draw:frame>
          <draw:frame draw:style-name="gr10" draw:text-style-name="P8" draw:layer="layout" svg:width="8.66cm" svg:height="1.487cm" svg:x="1cm" svg:y="12.639cm">
            <draw:text-box>
              <text:p text:style-name="P4"><text:span text:style-name="T12">╩</text:span><text:span text:style-name="T12">e t╔rnage</text:span></text:p>
            </draw:text-box>
          </draw:frame>
        </draw:g>
        <draw:g>
          <draw:frame draw:style-name="gr9" draw:text-style-name="P8" draw:layer="layout" svg:width="8.66cm" svg:height="1.487cm" svg:x="11.34cm" svg:y="8.178cm">
            <draw:text-box>
              <text:p text:style-name="P4"><text:span text:style-name="T12">╩</text:span><text:span text:style-name="T12">a manche</text:span></text:p>
            </draw:text-box>
          </draw:frame>
          <draw:frame draw:style-name="gr10" draw:text-style-name="P8" draw:layer="layout" svg:width="8.66cm" svg:height="1.487cm" svg:x="11.34cm" svg:y="9.665cm">
            <draw:text-box>
              <text:p text:style-name="P4"><text:span text:style-name="T12">un m╔le</text:span></text:p>
            </draw:text-box>
          </draw:frame>
          <draw:frame draw:style-name="gr10" draw:text-style-name="P8" draw:layer="layout" svg:width="8.66cm" svg:height="1.487cm" svg:x="11.34cm" svg:y="11.152cm">
            <draw:text-box>
              <text:p text:style-name="P4"><text:span text:style-name="T12">une marche</text:span></text:p>
            </draw:text-box>
          </draw:frame>
          <draw:frame draw:style-name="gr10" draw:text-style-name="P8" draw:layer="layout" svg:width="8.66cm" svg:height="1.487cm" svg:x="11.34cm" svg:y="12.639cm">
            <draw:text-box>
              <text:p text:style-name="P4"><text:span text:style-name="T12">╩</text:span><text:span text:style-name="T12">a m╔che</text:span></text:p>
            </draw:text-box>
          </draw:frame>
        </draw:g>
        <draw:g>
          <draw:frame draw:style-name="gr9" draw:text-style-name="P8" draw:layer="layout" svg:width="8.66cm" svg:height="1.487cm" svg:x="1cm" svg:y="22.752cm">
            <draw:text-box>
              <text:p text:style-name="P4"><text:span text:style-name="T12">╩</text:span><text:span text:style-name="T12">a ╫in</text:span></text:p>
            </draw:text-box>
          </draw:frame>
          <draw:frame draw:style-name="gr10" draw:text-style-name="P8" draw:layer="layout" svg:width="8.66cm" svg:height="1.487cm" svg:x="1cm" svg:y="24.239cm">
            <draw:text-box>
              <text:p text:style-name="P4"><text:span text:style-name="T12">un ╫╔r</text:span></text:p>
            </draw:text-box>
          </draw:frame>
          <draw:frame draw:style-name="gr10" draw:text-style-name="P8" draw:layer="layout" svg:width="8.66cm" svg:height="1.487cm" svg:x="1cm" svg:y="25.726cm">
            <draw:text-box>
              <text:p text:style-name="P4"><text:span text:style-name="T12">╩</text:span><text:span text:style-name="T12">a ╫╔rchette</text:span></text:p>
            </draw:text-box>
          </draw:frame>
          <draw:frame draw:style-name="gr10" draw:text-style-name="P8" draw:layer="layout" svg:width="8.66cm" svg:height="1.487cm" svg:x="1cm" svg:y="27.213cm">
            <draw:text-box>
              <text:p text:style-name="P4"><text:span text:style-name="T12">une ╫╔rmi</text:span></text:p>
            </draw:text-box>
          </draw:frame>
        </draw:g>
        <draw:g>
          <draw:frame draw:style-name="gr9" draw:text-style-name="P8" draw:layer="layout" svg:width="8.66cm" svg:height="1.487cm" svg:x="11.34cm" svg:y="22.752cm">
            <draw:text-box>
              <text:p text:style-name="P4"><text:span text:style-name="T12">╩</text:span><text:span text:style-name="T12">e ╰═t</text:span></text:p>
            </draw:text-box>
          </draw:frame>
          <draw:frame draw:style-name="gr10" draw:text-style-name="P8" draw:layer="layout" svg:width="8.66cm" svg:height="1.487cm" svg:x="11.34cm" svg:y="24.239cm">
            <draw:text-box>
              <text:p text:style-name="P4"><text:span text:style-name="T12">un ╰╔</text:span></text:p>
            </draw:text-box>
          </draw:frame>
          <draw:frame draw:style-name="gr10" draw:text-style-name="P8" draw:layer="layout" svg:width="8.66cm" svg:height="1.487cm" svg:x="11.34cm" svg:y="25.726cm">
            <draw:text-box>
              <text:p text:style-name="P4"><text:span text:style-name="T12">un ╪═</text:span></text:p>
            </draw:text-box>
          </draw:frame>
          <draw:frame draw:style-name="gr10" draw:text-style-name="P8" draw:layer="layout" svg:width="8.66cm" svg:height="1.487cm" svg:x="11.34cm" svg:y="27.213cm">
            <draw:text-box>
              <text:p text:style-name="P4"><text:span text:style-name="T12">╩</text:span><text:span text:style-name="T12">e d═j═</text:span></text:p>
            </draw:text-box>
          </draw:frame>
        </draw:g>
        <draw:frame draw:style-name="gr7" draw:text-style-name="P7" draw:layer="layout" svg:width="5.296cm" svg:height="6.67cm" svg:x="3.508cm" svg:y="1.237cm">
          <draw:image xlink:href="Pictures/10000201000000EF0000012D16E90C95.png" xlink:type="simple" xlink:show="embed" xlink:actuate="onLoad">
            <text:p/>
          </draw:image>
        </draw:frame>
        <draw:frame draw:style-name="gr7" draw:text-style-name="P7" draw:layer="layout" svg:width="5.466cm" svg:height="5.774cm" svg:x="12.849cm" svg:y="2.096cm">
          <draw:image xlink:href="Pictures/100002010000012C0000013D1FDE7A96.png" xlink:type="simple" xlink:show="embed" xlink:actuate="onLoad">
            <text:p/>
          </draw:image>
        </draw:frame>
        <draw:frame draw:style-name="gr7" draw:text-style-name="P7" draw:layer="layout" svg:width="8.239cm" svg:height="1.343cm" draw:transform="rotate (0.522551578047102) translate (1.537cm 20.483cm)">
          <draw:image xlink:href="Pictures/100002010000018E0000004163EFCCC8.png" xlink:type="simple" xlink:show="embed" xlink:actuate="onLoad">
            <text:p/>
          </draw:image>
        </draw:frame>
        <draw:frame draw:style-name="gr7" draw:text-style-name="P7" draw:layer="layout" svg:width="8.66cm" svg:height="4.112cm" svg:x="11.34cm" svg:y="17.207cm">
          <draw:image xlink:href="Pictures/100002010000017B000000B44DF1A250.png" xlink:type="simple" xlink:show="embed" xlink:actuate="onLoad">
            <text:p/>
          </draw:image>
        </draw:frame>
        <draw:frame draw:style-name="gr19" draw:text-style-name="P10" draw:layer="layout" svg:width="1.237cm" svg:height="1.546cm" svg:x="1cm" svg:y="1.031cm">
          <draw:text-box>
            <text:p text:style-name="P9"><text:span text:style-name="T13">9</text:span></text:p>
          </draw:text-box>
        </draw:frame>
        <draw:frame draw:style-name="gr20" draw:text-style-name="P10" draw:layer="layout" svg:width="1.237cm" svg:height="1.546cm" svg:x="1cm" svg:y="14.672cm">
          <draw:text-box>
            <text:p text:style-name="P9"><text:span text:style-name="T13">11</text:span></text:p>
          </draw:text-box>
        </draw:frame>
        <draw:frame draw:style-name="gr21" draw:text-style-name="P12" draw:layer="layout" svg:width="1.237cm" svg:height="1.546cm" svg:x="18.763cm" svg:y="1cm">
          <draw:text-box>
            <text:p text:style-name="P11"><text:span text:style-name="T13">10</text:span></text:p>
          </draw:text-box>
        </draw:frame>
        <draw:frame draw:style-name="gr22" draw:text-style-name="P12" draw:layer="layout" svg:width="1.237cm" svg:height="1.546cm" svg:x="18.763cm" svg:y="14.672cm">
          <draw:text-box>
            <text:p text:style-name="P11"><text:span text:style-name="T13">12</text:span></text:p>
          </draw:text-box>
        </draw:frame>
      </draw:page>
      <draw:page draw:name="page6" draw:style-name="dp1" draw:master-page-name="Standard">
        <office:forms form:automatic-focus="false" form:apply-design-mode="false"/>
        <draw:g>
          <draw:frame draw:style-name="gr9" draw:text-style-name="P8" draw:layer="layout" svg:width="8.66cm" svg:height="1.487cm" svg:x="1cm" svg:y="8.178cm">
            <draw:text-box>
              <text:p text:style-name="P4"><text:span text:style-name="T12">un angle</text:span></text:p>
            </draw:text-box>
          </draw:frame>
          <draw:frame draw:style-name="gr10" draw:text-style-name="P8" draw:layer="layout" svg:width="8.66cm" svg:height="1.487cm" svg:x="1cm" svg:y="9.665cm">
            <draw:text-box>
              <text:p text:style-name="P4"><text:span text:style-name="T12">╩</text:span><text:span text:style-name="T12">a ╪╖be</text:span></text:p>
            </draw:text-box>
          </draw:frame>
          <draw:frame draw:style-name="gr10" draw:text-style-name="P8" draw:layer="layout" svg:width="8.66cm" svg:height="1.487cm" svg:x="1cm" svg:y="11.152cm">
            <draw:text-box>
              <text:p text:style-name="P4"><text:span text:style-name="T12">╩</text:span><text:span text:style-name="T12">'═gle</text:span></text:p>
            </draw:text-box>
          </draw:frame>
          <draw:frame draw:style-name="gr10" draw:text-style-name="P8" draw:layer="layout" svg:width="8.66cm" svg:height="1.487cm" svg:x="1cm" svg:y="12.639cm">
            <draw:text-box>
              <text:p text:style-name="P4"><text:span text:style-name="T12">un ╔r╝</text:span></text:p>
            </draw:text-box>
          </draw:frame>
        </draw:g>
        <draw:g>
          <draw:frame draw:style-name="gr9" draw:text-style-name="P8" draw:layer="layout" svg:width="8.66cm" svg:height="1.487cm" svg:x="11.34cm" svg:y="8.178cm">
            <draw:text-box>
              <text:p text:style-name="P4"><text:span text:style-name="T12">╩</text:span><text:span text:style-name="T12">e manteau</text:span></text:p>
            </draw:text-box>
          </draw:frame>
          <draw:frame draw:style-name="gr10" draw:text-style-name="P8" draw:layer="layout" svg:width="8.66cm" svg:height="1.487cm" svg:x="11.34cm" svg:y="9.665cm">
            <draw:text-box>
              <text:p text:style-name="P4"><text:span text:style-name="T12">╩</text:span><text:span text:style-name="T12">e m╔t═</text:span></text:p>
            </draw:text-box>
          </draw:frame>
          <draw:frame draw:style-name="gr10" draw:text-style-name="P8" draw:layer="layout" svg:width="8.66cm" svg:height="1.487cm" svg:x="11.34cm" svg:y="11.152cm">
            <draw:text-box>
              <text:p text:style-name="P4"><text:span text:style-name="T12">une m╔fle</text:span></text:p>
            </draw:text-box>
          </draw:frame>
          <draw:frame draw:style-name="gr10" draw:text-style-name="P8" draw:layer="layout" svg:width="8.66cm" svg:height="1.487cm" svg:x="11.34cm" svg:y="12.639cm">
            <draw:text-box>
              <text:p text:style-name="P4"><text:span text:style-name="T12">╩</text:span><text:span text:style-name="T12">e m═de</text:span></text:p>
            </draw:text-box>
          </draw:frame>
        </draw:g>
        <draw:g>
          <draw:frame draw:style-name="gr9" draw:text-style-name="P8" draw:layer="layout" svg:width="8.66cm" svg:height="1.487cm" svg:x="1cm" svg:y="22.752cm">
            <draw:text-box>
              <text:p text:style-name="P4"><text:span text:style-name="T12">╩</text:span><text:span text:style-name="T12">e ╰╤iss═</text:span></text:p>
            </draw:text-box>
          </draw:frame>
          <draw:frame draw:style-name="gr10" draw:text-style-name="P8" draw:layer="layout" svg:width="8.66cm" svg:height="1.487cm" svg:x="1cm" svg:y="24.239cm">
            <draw:text-box>
              <text:p text:style-name="P4"><text:span text:style-name="T12">╩</text:span><text:span text:style-name="T12">e ╰assant</text:span></text:p>
            </draw:text-box>
          </draw:frame>
          <draw:frame draw:style-name="gr10" draw:text-style-name="P8" draw:layer="layout" svg:width="8.66cm" svg:height="1.487cm" svg:x="1cm" svg:y="25.726cm">
            <draw:text-box>
              <text:p text:style-name="P4"><text:span text:style-name="T12">une ╰ris═</text:span></text:p>
            </draw:text-box>
          </draw:frame>
          <draw:frame draw:style-name="gr10" draw:text-style-name="P8" draw:layer="layout" svg:width="8.66cm" svg:height="1.487cm" svg:x="1cm" svg:y="27.213cm">
            <draw:text-box>
              <text:p text:style-name="P4"><text:span text:style-name="T12">un ╰╓ss═</text:span></text:p>
            </draw:text-box>
          </draw:frame>
        </draw:g>
        <draw:g>
          <draw:frame draw:style-name="gr9" draw:text-style-name="P8" draw:layer="layout" svg:width="8.66cm" svg:height="1.487cm" svg:x="11.34cm" svg:y="22.752cm">
            <draw:text-box>
              <text:p text:style-name="P4"><text:span text:style-name="T12">╩</text:span><text:span text:style-name="T12">'╓seau</text:span></text:p>
            </draw:text-box>
          </draw:frame>
          <draw:frame draw:style-name="gr10" draw:text-style-name="P8" draw:layer="layout" svg:width="8.66cm" svg:height="1.487cm" svg:x="11.34cm" svg:y="24.239cm">
            <draw:text-box>
              <text:p text:style-name="P4"><text:span text:style-name="T12">un ╢</text:span></text:p>
            </draw:text-box>
          </draw:frame>
          <draw:frame draw:style-name="gr10" draw:text-style-name="P8" draw:layer="layout" svg:width="8.66cm" svg:height="1.487cm" svg:x="11.34cm" svg:y="25.726cm">
            <draw:text-box>
              <text:p text:style-name="P4"><text:span text:style-name="T12">╩</text:span><text:span text:style-name="T12">'araignée</text:span></text:p>
            </draw:text-box>
          </draw:frame>
          <draw:frame draw:style-name="gr10" draw:text-style-name="P8" draw:layer="layout" svg:width="8.66cm" svg:height="1.487cm" svg:x="11.34cm" svg:y="27.213cm">
            <draw:text-box>
              <text:p text:style-name="P4"><text:span text:style-name="T12">un asticot</text:span></text:p>
            </draw:text-box>
          </draw:frame>
        </draw:g>
        <draw:frame draw:style-name="gr7" draw:text-style-name="P7" draw:layer="layout" svg:width="8.649cm" svg:height="4.294cm" svg:x="0.999cm" svg:y="16.493cm">
          <draw:image xlink:href="Pictures/100002010000012C000000957435B66A.png" xlink:type="simple" xlink:show="embed" xlink:actuate="onLoad">
            <text:p/>
          </draw:image>
        </draw:frame>
        <draw:frame draw:style-name="gr7" draw:text-style-name="P7" draw:layer="layout" svg:width="5.762cm" svg:height="7.114cm" svg:x="13.023cm" svg:y="15.35cm">
          <draw:image xlink:href="Pictures/10000201000000F30000012C53982604.png" xlink:type="simple" xlink:show="embed" xlink:actuate="onLoad">
            <text:p/>
          </draw:image>
        </draw:frame>
        <draw:frame draw:style-name="gr7" draw:text-style-name="P7" draw:layer="layout" svg:width="6.497cm" svg:height="6.951cm" svg:x="12.369cm" svg:y="1cm">
          <draw:image xlink:href="Pictures/100002010000012C000001411146F98B.png" xlink:type="simple" xlink:show="embed" xlink:actuate="onLoad">
            <text:p/>
          </draw:image>
        </draw:frame>
        <draw:g>
          <draw:frame draw:style-name="gr23" draw:text-style-name="P7" draw:layer="layout" svg:width="5.938cm" svg:height="6.515cm" svg:x="3.024cm" svg:y="1.483cm">
            <draw:image xlink:href="Pictures/100002010000012C000001D7ADD12E59.png" xlink:type="simple" xlink:show="embed" xlink:actuate="onLoad">
              <text:p/>
            </draw:image>
          </draw:frame>
          <draw:ellipse draw:style-name="gr24" draw:text-style-name="P7" draw:layer="layout" svg:width="3.697cm" svg:height="3.5cm" svg:x="2.303cm" svg:y="1cm">
            <text:p/>
          </draw:ellipse>
        </draw:g>
        <draw:frame draw:style-name="gr25" draw:text-style-name="P10" draw:layer="layout" svg:width="1.237cm" svg:height="1.546cm" svg:x="1cm" svg:y="1.031cm">
          <draw:text-box>
            <text:p text:style-name="P9"><text:span text:style-name="T13">13</text:span></text:p>
          </draw:text-box>
        </draw:frame>
        <draw:frame draw:style-name="gr26" draw:text-style-name="P10" draw:layer="layout" svg:width="1.237cm" svg:height="1.546cm" svg:x="1cm" svg:y="14.672cm">
          <draw:text-box>
            <text:p text:style-name="P9"><text:span text:style-name="T13">15</text:span></text:p>
          </draw:text-box>
        </draw:frame>
        <draw:frame draw:style-name="gr27" draw:text-style-name="P12" draw:layer="layout" svg:width="1.237cm" svg:height="1.546cm" svg:x="18.763cm" svg:y="1cm">
          <draw:text-box>
            <text:p text:style-name="P11"><text:span text:style-name="T13">14</text:span></text:p>
          </draw:text-box>
        </draw:frame>
        <draw:frame draw:style-name="gr28" draw:text-style-name="P12" draw:layer="layout" svg:width="1.237cm" svg:height="1.546cm" svg:x="18.763cm" svg:y="14.672cm">
          <draw:text-box>
            <text:p text:style-name="P11"><text:span text:style-name="T13">16</text:span></text:p>
          </draw:text-box>
        </draw:frame>
      </draw:page>
      <draw:page draw:name="page7" draw:style-name="dp1" draw:master-page-name="Standard">
        <draw:g>
          <draw:frame draw:style-name="gr9" draw:text-style-name="P8" draw:layer="layout" svg:width="8.66cm" svg:height="1.487cm" svg:x="1cm" svg:y="8.178cm">
            <draw:text-box>
              <text:p text:style-name="P4"><text:span text:style-name="T12">╩</text:span><text:span text:style-name="T12">e g═d</text:span></text:p>
            </draw:text-box>
          </draw:frame>
          <draw:frame draw:style-name="gr10" draw:text-style-name="P8" draw:layer="layout" svg:width="8.66cm" svg:height="1.487cm" svg:x="1cm" svg:y="9.665cm">
            <draw:text-box>
              <text:p text:style-name="P4"><text:span text:style-name="T12">╩</text:span><text:span text:style-name="T12">a gentillesse</text:span></text:p>
            </draw:text-box>
          </draw:frame>
          <draw:frame draw:style-name="gr10" draw:text-style-name="P8" draw:layer="layout" svg:width="8.66cm" svg:height="1.487cm" svg:x="1cm" svg:y="11.152cm">
            <draw:text-box>
              <text:p text:style-name="P4"><text:span text:style-name="T12">un gain</text:span></text:p>
            </draw:text-box>
          </draw:frame>
          <draw:frame draw:style-name="gr10" draw:text-style-name="P8" draw:layer="layout" svg:width="8.66cm" svg:height="1.487cm" svg:x="1cm" svg:y="12.639cm">
            <draw:text-box>
              <text:p text:style-name="P4"><text:span text:style-name="T12">un gant</text:span></text:p>
            </draw:text-box>
          </draw:frame>
        </draw:g>
        <draw:g>
          <draw:frame draw:style-name="gr9" draw:text-style-name="P8" draw:layer="layout" svg:width="8.66cm" svg:height="1.487cm" svg:x="11.34cm" svg:y="8.178cm">
            <draw:text-box>
              <text:p text:style-name="P4"><text:span text:style-name="T12">╩</text:span><text:span text:style-name="T12">a ╰ente</text:span></text:p>
            </draw:text-box>
          </draw:frame>
          <draw:frame draw:style-name="gr10" draw:text-style-name="P8" draw:layer="layout" svg:width="8.66cm" svg:height="1.487cm" svg:x="11.34cm" svg:y="9.665cm">
            <draw:text-box>
              <text:p text:style-name="P4"><text:span text:style-name="T12">╩</text:span><text:span text:style-name="T12">e ╰antal═</text:span></text:p>
            </draw:text-box>
          </draw:frame>
          <draw:frame draw:style-name="gr10" draw:text-style-name="P8" draw:layer="layout" svg:width="8.66cm" svg:height="1.487cm" svg:x="11.34cm" svg:y="11.152cm">
            <draw:text-box>
              <text:p text:style-name="P4"><text:span text:style-name="T12">un ╰═t═</text:span></text:p>
            </draw:text-box>
          </draw:frame>
          <draw:frame draw:style-name="gr10" draw:text-style-name="P8" draw:layer="layout" svg:width="8.66cm" svg:height="1.487cm" svg:x="11.34cm" svg:y="12.639cm">
            <draw:text-box>
              <text:p text:style-name="P4"><text:span text:style-name="T12">╩</text:span><text:span text:style-name="T12">e ╰inceau</text:span></text:p>
            </draw:text-box>
          </draw:frame>
        </draw:g>
        <draw:g>
          <draw:frame draw:style-name="gr9" draw:text-style-name="P8" draw:layer="layout" svg:width="8.66cm" svg:height="1.487cm" svg:x="1cm" svg:y="22.752cm">
            <draw:text-box>
              <text:p text:style-name="P4"><text:span text:style-name="T12">╩</text:span><text:span text:style-name="T12">e ╞adin</text:span></text:p>
            </draw:text-box>
          </draw:frame>
          <draw:frame draw:style-name="gr10" draw:text-style-name="P8" draw:layer="layout" svg:width="8.66cm" svg:height="1.487cm" svg:x="1cm" svg:y="24.239cm">
            <draw:text-box>
              <text:p text:style-name="P4"><text:span text:style-name="T12">une ╞═ce</text:span></text:p>
            </draw:text-box>
          </draw:frame>
          <draw:frame draw:style-name="gr10" draw:text-style-name="P8" draw:layer="layout" svg:width="8.66cm" svg:height="1.487cm" svg:x="1cm" svg:y="25.726cm">
            <draw:text-box>
              <text:p text:style-name="P4"><text:span text:style-name="T12">du ╞aisin</text:span></text:p>
            </draw:text-box>
          </draw:frame>
          <draw:frame draw:style-name="gr10" draw:text-style-name="P8" draw:layer="layout" svg:width="8.66cm" svg:height="1.487cm" svg:x="1cm" svg:y="27.213cm">
            <draw:text-box>
              <text:p text:style-name="P4"><text:span text:style-name="T12">╩</text:span><text:span text:style-name="T12">e ╞ire</text:span></text:p>
            </draw:text-box>
          </draw:frame>
        </draw:g>
        <draw:g>
          <draw:frame draw:style-name="gr9" draw:text-style-name="P8" draw:layer="layout" svg:width="8.66cm" svg:height="1.487cm" svg:x="11.34cm" svg:y="22.752cm">
            <draw:text-box>
              <text:p text:style-name="P4"><text:span text:style-name="T12">un ╩apin</text:span></text:p>
            </draw:text-box>
          </draw:frame>
          <draw:frame draw:style-name="gr10" draw:text-style-name="P8" draw:layer="layout" svg:width="8.66cm" svg:height="1.487cm" svg:x="11.34cm" svg:y="24.239cm">
            <draw:text-box>
              <text:p text:style-name="P4"><text:span text:style-name="T12">une ╩amelle</text:span></text:p>
            </draw:text-box>
          </draw:frame>
          <draw:frame draw:style-name="gr10" draw:text-style-name="P8" draw:layer="layout" svg:width="8.66cm" svg:height="1.487cm" svg:x="11.34cm" svg:y="25.726cm">
            <draw:text-box>
              <text:p text:style-name="P4"><text:span text:style-name="T12">╩</text:span><text:span text:style-name="T12">e ╩inteau</text:span></text:p>
            </draw:text-box>
          </draw:frame>
          <draw:frame draw:style-name="gr10" draw:text-style-name="P8" draw:layer="layout" svg:width="8.66cm" svg:height="1.487cm" svg:x="11.34cm" svg:y="27.213cm">
            <draw:text-box>
              <text:p text:style-name="P4"><text:span text:style-name="T12">╩</text:span><text:span text:style-name="T12">e ╩╔p</text:span></text:p>
            </draw:text-box>
          </draw:frame>
        </draw:g>
        <draw:frame draw:style-name="gr7" draw:text-style-name="P7" draw:layer="layout" svg:width="4.195cm" svg:height="6.993cm" svg:x="13.604cm" svg:y="1cm">
          <draw:image xlink:href="Pictures/10000201000000B40000012C8DCF35B3.png" xlink:type="simple" xlink:show="embed" xlink:actuate="onLoad">
            <text:p/>
          </draw:image>
        </draw:frame>
        <draw:frame draw:style-name="gr7" draw:text-style-name="P7" draw:layer="layout" svg:width="6.903cm" svg:height="5.821cm" svg:x="1.885cm" svg:y="1.958cm">
          <draw:image xlink:href="Pictures/100002010000012C000000FD1C07270E.png" xlink:type="simple" xlink:show="embed" xlink:actuate="onLoad">
            <text:p/>
          </draw:image>
        </draw:frame>
        <draw:frame draw:style-name="gr7" draw:text-style-name="P7" draw:layer="layout" svg:width="6.978cm" svg:height="6.024cm" svg:x="12.196cm" svg:y="16.367cm">
          <draw:image xlink:href="Pictures/100002010000012C00000103DB421905.png" xlink:type="simple" xlink:show="embed" xlink:actuate="onLoad">
            <text:p/>
          </draw:image>
        </draw:frame>
        <draw:frame draw:style-name="gr7" draw:text-style-name="P7" draw:layer="layout" svg:width="6.911cm" svg:height="6.982cm" svg:x="1.852cm" svg:y="15.38cm">
          <draw:image xlink:href="Pictures/10000201000001290000012CB24B5A39.png" xlink:type="simple" xlink:show="embed" xlink:actuate="onLoad">
            <text:p/>
          </draw:image>
        </draw:frame>
        <draw:frame draw:style-name="gr29" draw:text-style-name="P10" draw:layer="layout" svg:width="1.237cm" svg:height="1.546cm" svg:x="1cm" svg:y="1.031cm">
          <draw:text-box>
            <text:p text:style-name="P9"><text:span text:style-name="T13">17</text:span></text:p>
          </draw:text-box>
        </draw:frame>
        <draw:frame draw:style-name="gr30" draw:text-style-name="P10" draw:layer="layout" svg:width="1.237cm" svg:height="1.546cm" svg:x="1cm" svg:y="14.672cm">
          <draw:text-box>
            <text:p text:style-name="P9"><text:span text:style-name="T13">19</text:span></text:p>
          </draw:text-box>
        </draw:frame>
        <draw:frame draw:style-name="gr31" draw:text-style-name="P12" draw:layer="layout" svg:width="1.237cm" svg:height="1.546cm" svg:x="18.763cm" svg:y="1cm">
          <draw:text-box>
            <text:p text:style-name="P11"><text:span text:style-name="T13">18</text:span></text:p>
          </draw:text-box>
        </draw:frame>
        <draw:frame draw:style-name="gr32" draw:text-style-name="P12" draw:layer="layout" svg:width="1.237cm" svg:height="1.546cm" svg:x="18.763cm" svg:y="14.672cm">
          <draw:text-box>
            <text:p text:style-name="P11"><text:span text:style-name="T13">20</text:span></text:p>
          </draw:text-box>
        </draw:frame>
      </draw:page>
      <draw:page draw:name="page8" draw:style-name="dp1" draw:master-page-name="Standard">
        <draw:frame draw:style-name="gr33" draw:text-style-name="P13" draw:layer="layout" svg:width="7.532cm" svg:height="2.294cm" svg:x="0.974cm" svg:y="1.343cm">
          <draw:text-box>
            <text:p text:style-name="P1"><text:span text:style-name="T14"><text:s text:c="12"/></text:span></text:p>
          </draw:text-box>
        </draw:frame>
        <draw:rect draw:style-name="gr34" draw:text-style-name="P7" draw:layer="layout" svg:width="7.982cm" svg:height="0.837cm" svg:x="0.897cm" svg:y="2.902cm">
          <text:p/>
        </draw:rect>
        <draw:g>
          <draw:line draw:style-name="gr35" draw:text-style-name="P7" draw:layer="layout" svg:x1="1.237cm" svg:y1="26.277cm" svg:x2="19.964cm" svg:y2="26.267cm">
            <text:p/>
          </draw:line>
          <draw:line draw:style-name="gr35" draw:text-style-name="P7" draw:layer="layout" svg:x1="1.237cm" svg:y1="23.758cm" svg:x2="19.964cm" svg:y2="23.748cm">
            <text:p/>
          </draw:line>
          <draw:line draw:style-name="gr35" draw:text-style-name="P7" draw:layer="layout" svg:x1="1.237cm" svg:y1="21.239cm" svg:x2="19.964cm" svg:y2="21.229cm">
            <text:p/>
          </draw:line>
          <draw:line draw:style-name="gr35" draw:text-style-name="P7" draw:layer="layout" svg:x1="1.237cm" svg:y1="18.72cm" svg:x2="19.964cm" svg:y2="18.71cm">
            <text:p/>
          </draw:line>
          <draw:line draw:style-name="gr35" draw:text-style-name="P7" draw:layer="layout" svg:x1="1.237cm" svg:y1="16.201cm" svg:x2="19.964cm" svg:y2="16.191cm">
            <text:p/>
          </draw:line>
          <draw:line draw:style-name="gr35" draw:text-style-name="P7" draw:layer="layout" svg:x1="1.237cm" svg:y1="13.682cm" svg:x2="19.964cm" svg:y2="13.672cm">
            <text:p/>
          </draw:line>
          <draw:line draw:style-name="gr35" draw:text-style-name="P7" draw:layer="layout" svg:x1="1.237cm" svg:y1="11.163cm" svg:x2="19.964cm" svg:y2="11.153cm">
            <text:p/>
          </draw:line>
          <draw:line draw:style-name="gr35" draw:text-style-name="P7" draw:layer="layout" svg:x1="1.237cm" svg:y1="8.643cm" svg:x2="19.964cm" svg:y2="8.633cm">
            <text:p/>
          </draw:line>
          <draw:line draw:style-name="gr35" draw:text-style-name="P7" draw:layer="layout" svg:x1="1.237cm" svg:y1="6.125cm" svg:x2="19.964cm" svg:y2="6.115cm">
            <text:p/>
          </draw:line>
          <draw:line draw:style-name="gr35" draw:text-style-name="P7" draw:layer="layout" svg:x1="1.237cm" svg:y1="28.601cm" svg:x2="19.964cm" svg:y2="28.591cm">
            <text:p/>
          </draw:line>
          <draw:line draw:style-name="gr35" draw:text-style-name="P7" draw:layer="layout" svg:x1="1.237cm" svg:y1="3.606cm" svg:x2="19.964cm" svg:y2="3.596cm">
            <text:p/>
          </draw:line>
          <draw:line draw:style-name="gr35" draw:text-style-name="P7" draw:layer="layout" svg:x1="10.893cm" svg:y1="3.593cm" svg:x2="10.893cm" svg:y2="28.591cm">
            <text:p/>
          </draw:line>
          <draw:line draw:style-name="gr36" draw:text-style-name="P7" draw:layer="layout" svg:x1="3.04cm" svg:y1="3.593cm" svg:x2="3.04cm" svg:y2="28.591cm">
            <text:p/>
          </draw:line>
          <draw:line draw:style-name="gr35" draw:text-style-name="P7" draw:layer="layout" svg:x1="1.237cm" svg:y1="3.593cm" svg:x2="1.237cm" svg:y2="28.591cm">
            <text:p/>
          </draw:line>
          <draw:line draw:style-name="gr35" draw:text-style-name="P7" draw:layer="layout" svg:x1="10.099cm" svg:y1="3.56cm" svg:x2="10.099cm" svg:y2="28.558cm">
            <text:p/>
          </draw:line>
          <draw:line draw:style-name="gr36" draw:text-style-name="P7" draw:layer="layout" svg:x1="12.714cm" svg:y1="3.593cm" svg:x2="12.714cm" svg:y2="28.591cm">
            <text:p/>
          </draw:line>
          <draw:line draw:style-name="gr35" draw:text-style-name="P7" draw:layer="layout" svg:x1="19.964cm" svg:y1="3.593cm" svg:x2="19.964cm" svg:y2="28.591cm">
            <text:p/>
          </draw:line>
          <draw:rect draw:style-name="gr34" draw:text-style-name="P7" draw:layer="layout" svg:width="0.695cm" svg:height="25.24cm" svg:x="10.149cm" svg:y="3.541cm">
            <text:p/>
          </draw:rect>
        </draw:g>
        <draw:frame draw:style-name="gr37" draw:text-style-name="P14" draw:layer="layout" svg:width="5.899cm" svg:height="1.75cm" svg:x="11.993cm" svg:y="1.39cm">
          <draw:text-box>
            <text:p text:style-name="P1"><text:span text:style-name="T1">Bons Mots</text:span></text:p>
          </draw:text-box>
        </draw:frame>
        <draw:frame draw:style-name="gr38" draw:text-style-name="P15" draw:layer="layout" svg:width="2.301cm" svg:height="4.675cm" svg:x="18.368cm" svg:y="0.074cm">
          <draw:text-box>
            <text:p text:style-name="P1"><text:span text:style-name="T15">2</text:span></text:p>
          </draw:text-box>
        </draw:frame>
        <draw:rect draw:style-name="gr24" draw:text-style-name="P7" draw:layer="layout" svg:width="1.852cm" svg:height="2.229cm" svg:x="18.148cm" svg:y="1.001cm">
          <text:p/>
        </draw:rect>
        <draw:frame draw:style-name="gr7" draw:text-style-name="P7" draw:layer="layout" svg:width="3.172cm" svg:height="2.431cm" svg:x="8.879cm" svg:y="1cm">
          <draw:image xlink:href="Pictures/10000201000000A70000008075232A24.png" xlink:type="simple" xlink:show="embed" xlink:actuate="onLoad">
            <text:p/>
          </draw:image>
        </draw:frame>
        <draw:frame draw:style-name="gr7" draw:text-style-name="P7" draw:layer="layout" svg:width="1.783cm" svg:height="1.783cm" svg:x="1.276cm" svg:y="3.956cm">
          <draw:image xlink:href="Pictures/100002010000012C0000012C563B0339.png" xlink:type="simple" xlink:show="embed" xlink:actuate="onLoad">
            <text:p/>
          </draw:image>
        </draw:frame>
        <draw:frame draw:style-name="gr7" draw:text-style-name="P7" draw:layer="layout" svg:width="1.34cm" svg:height="2.158cm" svg:x="1.504cm" svg:y="8.826cm">
          <draw:image xlink:href="Pictures/100002010000012C000001E3B129D666.png" xlink:type="simple" xlink:show="embed" xlink:actuate="onLoad">
            <text:p/>
          </draw:image>
        </draw:frame>
        <draw:frame draw:style-name="gr7" draw:text-style-name="P7" draw:layer="layout" svg:width="1.74cm" svg:height="1.287cm" svg:x="1.299cm" svg:y="6.736cm">
          <draw:image xlink:href="Pictures/100002010000012C000000DEA72EAF13.png" xlink:type="simple" xlink:show="embed" xlink:actuate="onLoad">
            <text:p/>
          </draw:image>
        </draw:frame>
        <draw:frame draw:style-name="gr7" draw:text-style-name="P7" draw:layer="layout" svg:width="1.734cm" svg:height="1.445cm" svg:x="1.29cm" svg:y="11.674cm">
          <draw:image xlink:href="Pictures/100002010000012C000000FA4A56FA19.png" xlink:type="simple" xlink:show="embed" xlink:actuate="onLoad">
            <text:p/>
          </draw:image>
        </draw:frame>
        <draw:frame draw:style-name="gr7" draw:text-style-name="P7" draw:layer="layout" svg:width="1.709cm" svg:height="1.824cm" svg:x="1.308cm" svg:y="14.014cm">
          <draw:image xlink:href="Pictures/100002010000011A0000012DB020B9C6.png" xlink:type="simple" xlink:show="embed" xlink:actuate="onLoad">
            <text:p/>
          </draw:image>
        </draw:frame>
        <draw:frame draw:style-name="gr7" draw:text-style-name="P7" draw:layer="layout" svg:width="1.694cm" svg:height="2.103cm" svg:x="1.313cm" svg:y="18.922cm">
          <draw:image xlink:href="Pictures/10000201000000F10000012B4FEE86E3.png" xlink:type="simple" xlink:show="embed" xlink:actuate="onLoad">
            <text:p/>
          </draw:image>
        </draw:frame>
        <draw:frame draw:style-name="gr7" draw:text-style-name="P7" draw:layer="layout" svg:width="1.722cm" svg:height="1.785cm" svg:x="1.296cm" svg:y="21.59cm">
          <draw:image xlink:href="Pictures/100002010000012C00000137F950BC9A.png" xlink:type="simple" xlink:show="embed" xlink:actuate="onLoad">
            <text:p/>
          </draw:image>
        </draw:frame>
        <draw:frame draw:style-name="gr7" draw:text-style-name="P7" draw:layer="layout" svg:width="1.748cm" svg:height="1.719cm" svg:x="1.285cm" svg:y="16.62cm">
          <draw:image xlink:href="Pictures/100002010000012C0000012781C4BA14.png" xlink:type="simple" xlink:show="embed" xlink:actuate="onLoad">
            <text:p/>
          </draw:image>
        </draw:frame>
        <draw:frame draw:style-name="gr7" draw:text-style-name="P7" draw:layer="layout" svg:width="1.673cm" svg:height="2.108cm" svg:x="1.343cm" svg:y="23.966cm">
          <draw:image xlink:href="Pictures/10000201000000EF0000012D16E90C95.png" xlink:type="simple" xlink:show="embed" xlink:actuate="onLoad">
            <text:p/>
          </draw:image>
        </draw:frame>
        <draw:frame draw:style-name="gr7" draw:text-style-name="P7" draw:layer="layout" svg:width="1.626cm" svg:height="1.718cm" svg:x="1.332cm" svg:y="26.583cm">
          <draw:image xlink:href="Pictures/100002010000012C0000013D1FDE7A96.png" xlink:type="simple" xlink:show="embed" xlink:actuate="onLoad">
            <text:p/>
          </draw:image>
        </draw:frame>
        <draw:frame draw:style-name="gr7" draw:text-style-name="P7" draw:layer="layout" svg:width="2.329cm" svg:height="0.38cm" draw:transform="rotate (0.973544656762437) translate (10.987cm 5.718cm)">
          <draw:image xlink:href="Pictures/100002010000018E0000004163EFCCC8.png" xlink:type="simple" xlink:show="embed" xlink:actuate="onLoad">
            <text:p/>
          </draw:image>
        </draw:frame>
        <draw:frame draw:style-name="gr7" draw:text-style-name="P7" draw:layer="layout" svg:width="1.764cm" svg:height="0.838cm" svg:x="10.958cm" svg:y="7.018cm">
          <draw:image xlink:href="Pictures/100002010000017B000000B44DF1A250.png" xlink:type="simple" xlink:show="embed" xlink:actuate="onLoad">
            <text:p/>
          </draw:image>
        </draw:frame>
        <draw:frame draw:style-name="gr39" draw:text-style-name="P7" draw:layer="layout" svg:width="1.697cm" svg:height="1.055cm" svg:x="10.976cm" svg:y="14.368cm">
          <draw:image xlink:href="Pictures/100002010000012C000000957435B66A.png" xlink:type="simple" xlink:show="embed" xlink:actuate="onLoad">
            <text:p/>
          </draw:image>
        </draw:frame>
        <draw:frame draw:style-name="gr7" draw:text-style-name="P7" draw:layer="layout" svg:width="1.669cm" svg:height="2.06cm" svg:x="11.008cm" svg:y="16.453cm">
          <draw:image xlink:href="Pictures/10000201000000F30000012C53982604.png" xlink:type="simple" xlink:show="embed" xlink:actuate="onLoad">
            <text:p/>
          </draw:image>
        </draw:frame>
        <draw:frame draw:style-name="gr7" draw:text-style-name="P7" draw:layer="layout" svg:width="1.721cm" svg:height="1.841cm" svg:x="10.959cm" svg:y="11.429cm">
          <draw:image xlink:href="Pictures/100002010000012C000001411146F98B.png" xlink:type="simple" xlink:show="embed" xlink:actuate="onLoad">
            <text:p/>
          </draw:image>
        </draw:frame>
        <draw:frame draw:style-name="gr23" draw:text-style-name="P7" draw:layer="layout" svg:width="1.718cm" svg:height="1.887cm" svg:x="11.198cm" svg:y="8.94cm">
          <draw:image xlink:href="Pictures/100002010000012C000001D7ADD12E59.png" xlink:type="simple" xlink:show="embed" xlink:actuate="onLoad">
            <text:p/>
          </draw:image>
        </draw:frame>
        <draw:ellipse draw:style-name="gr40" draw:text-style-name="P7" draw:layer="layout" svg:width="1.071cm" svg:height="1.015cm" svg:x="10.988cm" svg:y="8.8cm">
          <text:p/>
        </draw:ellipse>
        <draw:frame draw:style-name="gr7" draw:text-style-name="P7" draw:layer="layout" svg:width="1.366cm" svg:height="2.277cm" svg:x="11.11cm" svg:y="21.354cm">
          <draw:image xlink:href="Pictures/10000201000000B40000012C8DCF35B3.png" xlink:type="simple" xlink:show="embed" xlink:actuate="onLoad">
            <text:p/>
          </draw:image>
        </draw:frame>
        <draw:frame draw:style-name="gr7" draw:text-style-name="P7" draw:layer="layout" svg:width="1.714cm" svg:height="1.446cm" svg:x="10.977cm" svg:y="19.25cm">
          <draw:image xlink:href="Pictures/100002010000012C000000FD1C07270E.png" xlink:type="simple" xlink:show="embed" xlink:actuate="onLoad">
            <text:p/>
          </draw:image>
        </draw:frame>
        <draw:frame draw:style-name="gr7" draw:text-style-name="P7" draw:layer="layout" svg:width="1.716cm" svg:height="1.482cm" svg:x="10.962cm" svg:y="26.702cm">
          <draw:image xlink:href="Pictures/100002010000012C00000103DB421905.png" xlink:type="simple" xlink:show="embed" xlink:actuate="onLoad">
            <text:p/>
          </draw:image>
        </draw:frame>
        <draw:frame draw:style-name="gr7" draw:text-style-name="P7" draw:layer="layout" svg:width="1.719cm" svg:height="1.737cm" svg:x="10.96cm" svg:y="24.139cm">
          <draw:image xlink:href="Pictures/10000201000001290000012CB24B5A3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5$Linux_X86_64 LibreOffice_project/350m1$Build-2</meta:generator>
    <meta:initial-creator>a aa</meta:initial-creator>
    <meta:creation-date>2007-10-10T11:28:55</meta:creation-date>
    <dc:date>2012-06-24T10:54:17</dc:date>
    <meta:editing-cycles>27</meta:editing-cycles>
    <meta:editing-duration>PT5H8M59S</meta:editing-duration>
    <meta:document-statistic meta:object-count="209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/>
    <style:font-face style:name="Tahoma1" svg:font-family="Tahom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8.115cm" fo:margin-left="0.081cm" fo:margin-right="0.67cm" table:align="margins"/>
    </style:style>
    <style:style style:name="Tableau1.A" style:family="table-column">
      <style:table-column-properties style:column-width="2.812cm" style:rel-column-width="1591*"/>
    </style:style>
    <style:style style:name="Tableau1.B" style:family="table-column">
      <style:table-column-properties style:column-width="2.028cm" style:rel-column-width="1148*"/>
    </style:style>
    <style:style style:name="Tableau1.C" style:family="table-column">
      <style:table-column-properties style:column-width="10.005cm" style:rel-column-width="5662*"/>
    </style:style>
    <style:style style:name="Tableau1.D" style:family="table-column">
      <style:table-column-properties style:column-width="3.268cm" style:rel-column-width="1850*"/>
    </style:style>
    <style:style style:name="Tableau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1.D1" style:family="table-cell">
      <style:table-cell-properties style:vertical-align="middle" fo:padding="0.097cm" fo:border="0.002cm solid #000000"/>
    </style:style>
    <style:style style:name="Tableau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Table_20_Contents">
      <style:paragraph-properties fo:text-align="start" style:justify-single-word="false"/>
      <style:text-properties fo:font-size="11pt" style:font-size-asian="11pt" style:font-size-complex="11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">Date</text:p>
          </table:table-cell>
          <table:table-cell table:style-name="Tableau1.A1" office:value-type="string">
            <text:p text:style-name="P1">Version</text:p>
          </table:table-cell>
          <table:table-cell table:style-name="Tableau1.A1" office:value-type="string">
            <text:p text:style-name="P1">Description</text:p>
          </table:table-cell>
          <table:table-cell table:style-name="Tableau1.D1" office:value-type="string">
            <text:p text:style-name="P1">Auteur</text:p>
          </table:table-cell>
        </table:table-row>
        <table:table-row>
          <table:table-cell table:style-name="Tableau1.A2" office:value-type="string">
            <text:p text:style-name="P2">2003</text:p>
          </table:table-cell>
          <table:table-cell table:style-name="Tableau1.A2" office:value-type="string">
            <text:p text:style-name="P2">1.00</text:p>
          </table:table-cell>
          <table:table-cell table:style-name="Tableau1.A2" office:value-type="string">
            <text:p text:style-name="P3">Version initiale</text:p>
          </table:table-cell>
          <table:table-cell table:style-name="Tableau1.D2" office:value-type="string">
            <text:p text:style-name="P3">A. RENAUDIN</text:p>
          </table:table-cell>
        </table:table-row>
        <table:table-row>
          <table:table-cell table:style-name="Tableau1.A2" office:value-type="string">
            <text:p text:style-name="P2">10/10/2007</text:p>
          </table:table-cell>
          <table:table-cell table:style-name="Tableau1.A2" office:value-type="string">
            <text:p text:style-name="P2">1,10</text:p>
          </table:table-cell>
          <table:table-cell table:style-name="Tableau1.A2" office:value-type="string">
            <text:p text:style-name="P3">Version « libre »</text:p>
          </table:table-cell>
          <table:table-cell table:style-name="Tableau1.D2" office:value-type="string">
            <text:p text:style-name="P3">A. RENAUDIN</text:p>
          </table:table-cell>
        </table:table-row>
      </table:table>
      <text:p text:style-name="Standard"/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/>
    <style:font-face style:name="Tahoma1" svg:font-family="Tahom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ans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Bitstream Vera Sans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Bitstream Vera San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Bitstream Vera Sans"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